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5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Default"/>
        <table:table-column table:style-name="co3" table:default-cell-style-name="ce31"/>
        <table:table-column table:style-name="co4" table:number-columns-repeated="3" table:default-cell-style-name="Default"/>
        <table:table-column table:style-name="co5" table:default-cell-style-name="ce31"/>
        <table:table-column table:style-name="co6" table:number-columns-repeated="57" table:default-cell-style-name="Default"/>
        <table:table-header-rows>
          <table:table-row table:style-name="ro1">
            <table:table-cell table:style-name="ce27" office:value-type="string" calcext:value-type="string">
              <text:p>Item</text:p>
            </table:table-cell>
            <table:table-cell table:style-name="ce27" office:value-type="string" calcext:value-type="string">
              <text:p>Qté</text:p>
            </table:table-cell>
            <table:table-cell table:style-name="ce27" office:value-type="string" calcext:value-type="string">
              <text:p>Source</text:p>
            </table:table-cell>
            <table:table-cell table:style-name="ce37" office:value-type="string" calcext:value-type="string">
              <text:p>Prix unitaire HT</text:p>
            </table:table-cell>
            <table:table-cell table:style-name="ce40" office:value-type="string" calcext:value-type="string">
              <text:p>Rabais</text:p>
            </table:table-cell>
            <table:table-cell table:style-name="ce45" office:value-type="string" calcext:value-type="string">
              <text:p>Prix HT</text:p>
            </table:table-cell>
            <table:table-cell table:style-name="ce49" office:value-type="string" calcext:value-type="string">
              <text:p>Remarques</text:p>
            </table:table-cell>
            <table:table-cell table:style-name="ce60" table:number-columns-repeated="20"/>
            <table:table-cell table:number-columns-repeated="37"/>
          </table:table-row>
        </table:table-header-rows>
        <table:table-row table:style-name="ro2">
          <table:table-cell table:style-name="ce28" office:value-type="string" calcext:value-type="string">
            <text:p>Madrier 2x4x8’ d’EPS select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2]*[.D2]*(100%-[.E2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Madrier 2x3x8’ d’EPS selec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2.5" calcext:value-type="currency">
            <text:p>2,50 $</text:p>
          </table:table-cell>
          <table:table-cell table:style-name="ce42"/>
          <table:table-cell table:style-name="ce46" table:formula="of:=[.B3]*[.D3]*(100%-[.E3])" office:value-type="currency" office:currency="CAD" office:value="2.5" calcext:value-type="currency">
            <text:p>2,5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3/4"x2’x4’ standard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12" calcext:value-type="currency">
            <text:p>12,00 $</text:p>
          </table:table-cell>
          <table:table-cell table:style-name="ce41"/>
          <table:table-cell table:style-name="ce46" table:formula="of:=[.B4]*[.D4]*(100%-[.E4])" office:value-type="currency" office:currency="CAD" office:value="24" calcext:value-type="currency">
            <text:p>24,00 $</text:p>
          </table:table-cell>
          <table:table-cell table:style-name="ce52"/>
          <table:table-cell table:number-columns-repeated="57"/>
        </table:table-row>
        <table:table-row table:style-name="ro3">
          <table:table-cell table:style-name="ce28" office:value-type="string" calcext:value-type="string">
            <text:p>Panneau de contreplaqué d’épinette 1/2"x2’x4’ standard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8" calcext:value-type="currency">
            <text:p>8,00 $</text:p>
          </table:table-cell>
          <table:table-cell table:style-name="ce41"/>
          <table:table-cell table:style-name="ce46" table:formula="of:=[.B5]*[.D5]*(100%-[.E5])" office:value-type="currency" office:currency="CAD" office:value="8" calcext:value-type="currency">
            <text:p>8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anneau dur 1/8"x2’x4’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5" calcext:value-type="currency">
            <text:p>5,00 $</text:p>
          </table:table-cell>
          <table:table-cell table:style-name="ce42"/>
          <table:table-cell table:style-name="ce46" table:formula="of:=[.B6]*[.D6]*(100%-[.E6])" office:value-type="currency" office:currency="CAD" office:value="5" calcext:value-type="currency">
            <text:p>5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Colle à bois ~250 mL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7]*[.D7]*(100%-[.E7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Vis à bois #8 2 1/2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8]*[.D8]*(100%-[.E8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Vis à bois #8 1 1/4" BT1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/>
          <table:table-cell table:style-name="ce42"/>
          <table:table-cell table:style-name="ce46" table:formula="of:=[.B9]*[.D9]*(100%-[.E9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Tire-fond 1/4"x2 1/2"</text:p>
          </table:table-cell>
          <table:table-cell table:style-name="ce32" office:value-type="float" office:value="16" calcext:value-type="float">
            <text:p>1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39" calcext:value-type="currency">
            <text:p>0,39 $</text:p>
          </table:table-cell>
          <table:table-cell table:style-name="ce42"/>
          <table:table-cell table:style-name="ce46" table:formula="of:=[.B10]*[.D10]*(100%-[.E10])" office:value-type="currency" office:currency="CAD" office:value="6.24" calcext:value-type="currency">
            <text:p>6,24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10" calcext:value-type="float">
            <text:p>10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2"/>
          <table:table-cell table:style-name="ce46" table:formula="of:=[.B11]*[.D11]*(100%-[.E11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Rondelle 1/4"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0.12" calcext:value-type="currency">
            <text:p>0,12 $</text:p>
          </table:table-cell>
          <table:table-cell table:style-name="ce42"/>
          <table:table-cell table:style-name="ce46" table:formula="of:=[.B12]*[.D12]*(100%-[.E12])" office:value-type="currency" office:currency="CAD" office:value="0.72" calcext:value-type="currency">
            <text:p>0,72 $</text:p>
          </table:table-cell>
          <table:table-cell table:style-name="ce56"/>
          <table:table-cell table:number-columns-repeated="57"/>
        </table:table-row>
        <table:table-row table:style-name="ro3">
          <table:table-cell table:style-name="ce28" office:value-type="string" calcext:value-type="string">
            <text:p>Vis pour trou en angle à gros filet #8 2 1/2" BT5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3]*[.D13]*(100%-[.E13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<text:span text:style-name="T1">Clous de finition 1 1/2"</text:span> ~150 g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/>
          <table:table-cell table:style-name="ce41"/>
          <table:table-cell table:style-name="ce46" table:formula="of:=[.B14]*[.D14]*(100%-[.E14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Peintur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Estimation)</text:p>
          </table:table-cell>
          <table:table-cell table:style-name="ce38" office:value-type="currency" office:currency="CAD" office:value="30" calcext:value-type="currency">
            <text:p>30,00 $</text:p>
          </table:table-cell>
          <table:table-cell table:style-name="ce41"/>
          <table:table-cell table:style-name="ce46" table:formula="of:=[.B15]*[.D15]*(100%-[.E15])" office:value-type="currency" office:currency="CAD" office:value="30" calcext:value-type="currency">
            <text:p>3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8" office:value-type="string" calcext:value-type="string">
            <text:p>Apprêt scelleur à l’alkyde 1 q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(Stock)</text:p>
          </table:table-cell>
          <table:table-cell table:style-name="ce38" office:value-type="currency" office:currency="CAD" office:value="0" calcext:value-type="currency">
            <text:p>0,00 $</text:p>
          </table:table-cell>
          <table:table-cell table:style-name="ce41"/>
          <table:table-cell table:style-name="ce46" table:formula="of:=[.B16]*[.D16]*(100%-[.E16])" office:value-type="currency" office:currency="CAD" office:value="0" calcext:value-type="currency">
            <text:p>0,00 $</text:p>
          </table:table-cell>
          <table:table-cell table:style-name="ce52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Sous-total HT</text:p>
          </table:table-cell>
          <table:covered-table-cell table:style-name="ce33"/>
          <table:covered-table-cell table:style-name="ce9"/>
          <table:covered-table-cell table:style-name="ce33"/>
          <table:covered-table-cell table:style-name="ce43"/>
          <table:table-cell table:style-name="ce47" table:formula="of:=SUM([.F2:.F16])" office:value-type="currency" office:currency="CAD" office:value="106.46" calcext:value-type="currency">
            <text:p>106,4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PS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5%" office:value-type="currency" office:currency="CAD" office:value="5.323" calcext:value-type="currency">
            <text:p>5,3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VQ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[.F17]*9.975%" office:value-type="currency" office:currency="CAD" office:value="10.619385" calcext:value-type="currency">
            <text:p>10,6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29" office:value-type="string" calcext:value-type="string" table:number-columns-spanned="5" table:number-rows-spanned="1">
            <text:p>Total TTC</text:p>
          </table:table-cell>
          <table:covered-table-cell table:style-name="ce34"/>
          <table:covered-table-cell table:style-name="ce36"/>
          <table:covered-table-cell table:style-name="ce34"/>
          <table:covered-table-cell table:style-name="ce43"/>
          <table:table-cell table:style-name="ce47" table:formula="of:=SUM([.F17:.F19])" office:value-type="currency" office:currency="CAD" office:value="122.402385" calcext:value-type="currency">
            <text:p>122,40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30"/>
          <table:table-cell table:number-columns-repeated="2"/>
          <table:table-cell table:style-name="ce39"/>
          <table:table-cell table:style-name="ce44"/>
          <table:table-cell table:style-name="ce48"/>
          <table:table-cell table:number-columns-repeated="58"/>
        </table:table-row>
        <table:table-row table:style-name="ro2" table:number-rows-repeated="10475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00-00-00</text:date>, <text:time style:data-style-name="N2" text:time-value="12:03:15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3H6M53S</meta:editing-duration>
    <meta:editing-cycles>77</meta:editing-cycles>
    <dc:title>WB1-MFG-001. Coût des produits vendus</dc:title>
    <meta:initial-creator>Clément Hamel</meta:initial-creator>
    <meta:creation-date>2020-08-18T19:39:57.451000000</meta:creation-date>
    <dc:date>2020-08-24T12:48:44.897000000</dc:date>
    <dc:creator>Clément Hamel</dc:creator>
    <meta:document-statistic meta:table-count="1" meta:cell-count="84" meta:object-count="0"/>
  </office:meta>
</office:document-meta>
</file>